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1.002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2.221cm"/>
    </style:style>
    <style:style style:name="co11" style:family="table-column">
      <style:table-column-properties fo:break-before="auto" style:column-width="9.9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/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2.1668">
            <text:p>2.1668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1.0834">
            <text:p>1.0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4.3336">
            <text:p>4.3336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2.1668">
            <text:p>2.16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6.67">
            <text:p>16.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.67">
            <text:p>16.67</text:p>
          </table:table-cell>
          <table:table-cell office:value-type="float" office:value="66.67">
            <text:p>66.6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.5">
            <text:p>12.5</text:p>
          </table:table-cell>
          <table:table-cell office:value-type="float" office:value="16.67">
            <text:p>16.67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6.167">
            <text:p>6.167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9.0008">
            <text:p>9.0008</text:p>
          </table:table-cell>
          <table:table-cell table:formula="of:=AVERAGE([.EW6:.EX6])" office:value-type="float" office:value="7.5839">
            <text:p>7.58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.83">
            <text:p>20.83</text:p>
          </table:table-cell>
          <table:table-cell office:value-type="float" office:value="16.67">
            <text:p>16.6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45.83">
            <text:p>45.83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.67">
            <text:p>16.67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4.17">
            <text:p>4.17</text:p>
          </table:table-cell>
          <table:table-cell office:value-type="float" office:value="16.67">
            <text:p>16.67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30.5836">
            <text:p>30.5836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40.3332">
            <text:p>40.3332</text:p>
          </table:table-cell>
          <table:table-cell table:formula="of:=AVERAGE([.EW7:.EX7])" office:value-type="float" office:value="35.4584">
            <text:p>35.45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.83">
            <text:p>20.83</text:p>
          </table:table-cell>
          <table:table-cell office:value-type="float" office:value="66.67">
            <text:p>66.67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">
            <text:p>5</text:p>
          </table:table-cell>
          <table:table-cell office:value-type="float" office:value="33.33">
            <text:p>33.33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3.33">
            <text:p>33.33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.17">
            <text:p>29.17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58.3336">
            <text:p>58.3336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64.9998">
            <text:p>64.9998</text:p>
          </table:table-cell>
          <table:table-cell table:formula="of:=AVERAGE([.EW8:.EX8])" office:value-type="float" office:value="61.6667">
            <text:p>61.666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5.83">
            <text:p>45.8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0.83">
            <text:p>20.83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74.6666">
            <text:p>74.6666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79.0002">
            <text:p>79.0002</text:p>
          </table:table-cell>
          <table:table-cell table:formula="of:=AVERAGE([.EW9:.EX9])" office:value-type="float" office:value="76.8334">
            <text:p>76.833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84.6664">
            <text:p>84.6664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88.3334">
            <text:p>88.3334</text:p>
          </table:table-cell>
          <table:table-cell table:formula="of:=AVERAGE([.EW10:.EX10])" office:value-type="float" office:value="86.4999">
            <text:p>86.499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91.5832">
            <text:p>91.5832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94">
            <text:p>94</text:p>
          </table:table-cell>
          <table:table-cell table:formula="of:=AVERAGE([.EW11:.EX11])" office:value-type="float" office:value="92.7916">
            <text:p>92.791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95.3334">
            <text:p>95.3334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96">
            <text:p>96</text:p>
          </table:table-cell>
          <table:table-cell table:formula="of:=AVERAGE([.EW12:.EX12])" office:value-type="float" office:value="95.6667">
            <text:p>95.66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96.5">
            <text:p>96.5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97.3334">
            <text:p>97.3334</text:p>
          </table:table-cell>
          <table:table-cell table:formula="of:=AVERAGE([.EW13:.EX13])" office:value-type="float" office:value="96.9167">
            <text:p>96.91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97.8334">
            <text:p>97.8334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98">
            <text:p>98</text:p>
          </table:table-cell>
          <table:table-cell table:formula="of:=AVERAGE([.EW14:.EX14])" office:value-type="float" office:value="97.9167">
            <text:p>97.91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98">
            <text:p>98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98">
            <text:p>98</text:p>
          </table:table-cell>
          <table:table-cell table:formula="of:=AVERAGE([.EW15:.EX15])" office:value-type="float" office:value="98">
            <text:p>9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98">
            <text:p>98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98">
            <text:p>98</text:p>
          </table:table-cell>
          <table:table-cell table:formula="of:=AVERAGE([.EW16:.EX16])" office:value-type="float" office:value="98">
            <text:p>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99.75">
            <text:p>99.75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100">
            <text:p>100</text:p>
          </table:table-cell>
          <table:table-cell table:formula="of:=AVERAGE([.EW17:.EX17])" office:value-type="float" office:value="99.875">
            <text:p>99.8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100">
            <text:p>10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100">
            <text:p>100</text:p>
          </table:table-cell>
          <table:table-cell table:formula="of:=AVERAGE([.EW18:.EX18])" office:value-type="float" office:value="100">
            <text:p>1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100">
            <text:p>10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100">
            <text:p>100</text:p>
          </table:table-cell>
          <table:table-cell table:formula="of:=AVERAGE([.EW19:.EX19])" office:value-type="float" office:value="100">
            <text:p>1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100">
            <text:p>10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100">
            <text:p>100</text:p>
          </table:table-cell>
          <table:table-cell table:formula="of:=AVERAGE([.EW20:.EX20])" office:value-type="float" office:value="100">
            <text:p>1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100">
            <text:p>10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100">
            <text:p>100</text:p>
          </table:table-cell>
          <table:table-cell table:formula="of:=AVERAGE([.EW21:.EX21])" office:value-type="float" office:value="100">
            <text:p>1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100">
            <text:p>10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100">
            <text:p>100</text:p>
          </table:table-cell>
          <table:table-cell table:formula="of:=AVERAGE([.EW22:.EX22])"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100">
            <text:p>10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100">
            <text:p>100</text:p>
          </table:table-cell>
          <table:table-cell table:formula="of:=AVERAGE([.EW23:.EX23])" office:value-type="float" office:value="100">
            <text:p>1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100">
            <text:p>10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100">
            <text:p>100</text:p>
          </table:table-cell>
          <table:table-cell table:formula="of:=AVERAGE([.EW24:.EX24])" office:value-type="float" office:value="100">
            <text:p>1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100">
            <text:p>10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100">
            <text:p>100</text:p>
          </table:table-cell>
          <table:table-cell table:formula="of:=AVERAGE([.EW25:.EX25])" office:value-type="float" office:value="100">
            <text:p>1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100">
            <text:p>10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100">
            <text:p>100</text:p>
          </table:table-cell>
          <table:table-cell table:formula="of:=AVERAGE([.EW26:.EX26])" office:value-type="float" office:value="100">
            <text:p>1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100">
            <text:p>10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100">
            <text:p>100</text:p>
          </table:table-cell>
          <table:table-cell table:formula="of:=AVERAGE([.EW27:.EX27])" office:value-type="float" office:value="100">
            <text:p>1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100">
            <text:p>100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100">
            <text:p>100</text:p>
          </table:table-cell>
          <table:table-cell table:formula="of:=AVERAGE([.EW28:.EX28])"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100">
            <text:p>100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100">
            <text:p>100</text:p>
          </table:table-cell>
          <table:table-cell table:formula="of:=AVERAGE([.EW29:.EX29])" office:value-type="float" office:value="100">
            <text:p>1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100">
            <text:p>100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100">
            <text:p>100</text:p>
          </table:table-cell>
          <table:table-cell table:formula="of:=AVERAGE([.EW30:.EX30])" office:value-type="float" office:value="100">
            <text:p>1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100">
            <text:p>100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100">
            <text:p>100</text:p>
          </table:table-cell>
          <table:table-cell table:formula="of:=AVERAGE([.EW31:.EX31])" office:value-type="float" office:value="100">
            <text:p>1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100">
            <text:p>100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100">
            <text:p>100</text:p>
          </table:table-cell>
          <table:table-cell table:formula="of:=AVERAGE([.EW32:.EX32])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35:38</dc:date>
    <dc:creator>Werner Mostert</dc:creator>
    <meta:document-statistic meta:table-count="1" meta:cell-count="4823" meta:object-count="0"/>
    <meta:generator>OpenOffice/4.0.1$Unix OpenOffice.org_project/401m5$Build-9714</meta:generator>
  </office:meta>
</office:document-meta>
</file>